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C0000000CE7BDFD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31f7" officeooo:paragraph-rsid="001831f7"/>
    </style:style>
    <style:style style:name="P2" style:family="paragraph" style:parent-style-name="Standard">
      <style:text-properties fo:color="#ff0000" style:font-name="Arial Black" fo:font-style="italic" officeooo:rsid="001831f7" officeooo:paragraph-rsid="001831f7" fo:background-color="#ffff00" style:font-style-asian="italic" style:font-style-complex="italic"/>
    </style:style>
    <style:style style:name="P3" style:family="paragraph" style:parent-style-name="Text_20_body">
      <style:text-properties officeooo:rsid="001831f7" officeooo:paragraph-rsid="001b8516"/>
    </style:style>
    <style:style style:name="P4" style:family="paragraph" style:parent-style-name="Text_20_body">
      <style:text-properties style:use-window-font-color="true" style:font-name="Liberation Sans" fo:font-style="normal" fo:font-weight="normal" officeooo:rsid="001831f7" officeooo:paragraph-rsid="0025e021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style:use-window-font-color="true" style:font-name="Arial Black" fo:font-style="italic" fo:font-weight="bold" officeooo:rsid="0028c920" officeooo:paragraph-rsid="0028c920" fo:background-color="transparent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officeooo:rsid="001831f7" officeooo:paragraph-rsid="00218e79"/>
    </style:style>
    <style:style style:name="P7" style:family="paragraph" style:parent-style-name="Text_20_body">
      <style:text-properties officeooo:rsid="001831f7" officeooo:paragraph-rsid="002e977e"/>
    </style:style>
    <style:style style:name="T1" style:family="text">
      <style:text-properties fo:color="#ff0000" style:font-name="Arial Black" fo:font-style="italic" fo:font-weight="bold" fo:background-color="#ffff00" loext:char-shading-value="0" style:font-style-asian="italic" style:font-style-complex="italic"/>
    </style:style>
    <style:style style:name="T2" style:family="text">
      <style:text-properties fo:color="#ff0000" style:font-name="Arial Black" fo:font-style="italic" fo:font-weight="bold" fo:background-color="transparent" loext:char-shading-value="0" style:font-style-asian="italic" style:font-style-complex="italic"/>
    </style:style>
    <style:style style:name="T3" style:family="text">
      <style:text-properties fo:color="#ff0000" style:font-name="Arial Black" fo:language="en" fo:country="US" fo:font-style="italic" fo:font-weight="bold" officeooo:rsid="002e977e" fo:background-color="#ffff00" loext:char-shading-value="0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fo:font-weight="bold" officeooo:rsid="001b851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TODAYS_DATE]" text:name="Полепользователя"/>
      </text:user-field-decls>
      <text:p text:style-name="P3"><text:bookmark text:name="cite_ref-4"/><text:span text:style-name="T5">Имя :</text:span><text:span text:style-name="T4"> </text:span><text:span text:style-name="T1">{{NAME}}</text:span><text:span text:style-name="T2"> </text:span>( [<text:a xlink:type="simple" xlink:href="https://ru.wikipedia.org/wiki/9_сентября" text:style-name="Internet_20_link" text:visited-style-name="Visited_20_Internet_20_Link">9 сентября</text:a>] <text:a xlink:type="simple" xlink:href="https://ru.wikipedia.org/wiki/1828_год" text:style-name="Internet_20_link" text:visited-style-name="Visited_20_Internet_20_Link">1828</text:a>, <text:a xlink:type="simple" xlink:href="https://ru.wikipedia.org/wiki/Ясная_Поляна" text:style-name="Internet_20_link" text:visited-style-name="Visited_20_Internet_20_Link">Ясная Поляна</text:a>, <text:a xlink:type="simple" xlink:href="https://ru.wikipedia.org/wiki/Тульская_губерния" text:style-name="Internet_20_link" text:visited-style-name="Visited_20_Internet_20_Link">Тульская губерния</text:a>, <text:a xlink:type="simple" xlink:href="https://ru.wikipedia.org/wiki/Российская_империя" text:style-name="Internet_20_link" text:visited-style-name="Visited_20_Internet_20_Link">Российская империя</text:a> —  <text:a xlink:type="simple" xlink:href="https://ru.wikipedia.org/wiki/20_ноября" text:style-name="Internet_20_link" text:visited-style-name="Visited_20_Internet_20_Link">[20] ноября</text:a> <text:a xlink:type="simple" xlink:href="https://ru.wikipedia.org/wiki/1910_год" text:style-name="Internet_20_link" text:visited-style-name="Visited_20_Internet_20_Link">1910</text:a>, станция <text:a xlink:type="simple" xlink:href="https://ru.wikipedia.org/wiki/Лев_Толстой_%28станция%29" text:style-name="Internet_20_link" text:visited-style-name="Visited_20_Internet_20_Link">Астапово</text:a>, <text:a xlink:type="simple" xlink:href="https://ru.wikipedia.org/wiki/Рязанская_губерния" text:style-name="Internet_20_link" text:visited-style-name="Visited_20_Internet_20_Link">Рязанская губерния</text:a>, Российская империя) — <text:a xlink:type="simple" xlink:href="https://ru.wikipedia.org/wiki/Граф_%28титул%29" text:style-name="Internet_20_link" text:visited-style-name="Visited_20_Internet_20_Link">граф</text:a>, один из наиболее широко известных <text:a xlink:type="simple" xlink:href="https://ru.wikipedia.org/wiki/Русская_литература" text:style-name="Internet_20_link" text:visited-style-name="Visited_20_Internet_20_Link">русских писателей</text:a> и <text:a xlink:type="simple" xlink:href="https://ru.wikipedia.org/wiki/Русская_философия" text:style-name="Internet_20_link" text:visited-style-name="Visited_20_Internet_20_Link">мыслителей</text:a>, почитаемый как один из величайших писателей мира<text:bookmark text:name="cite_ref-5"/><text:a xlink:type="simple" xlink:href="https://ru.wikipedia.org/wiki/Толстой,_Лев_Николаевич#cite_note-5" text:style-name="Internet_20_link" text:visited-style-name="Visited_20_Internet_20_Link">[4]</text:a>. Участник <text:a xlink:type="simple" xlink:href="https://ru.wikipedia.org/wiki/Оборона_Севастополя_%281854—1855%29" text:style-name="Internet_20_link" text:visited-style-name="Visited_20_Internet_20_Link">обороны Севастополя</text:a><draw:a xlink:type="simple" xlink:href="https://ru.wikipedia.org/wiki/Толстой,_Лев_Николаевич#.D0.92.D0.BE.D0.B5.D0.BD.D0.BD.D0.B0.D1.8F_.D1.81.D0.BB.D1.83.D0.B6.D0.B1.D0.B0"><draw:frame draw:style-name="fr1" draw:name="Изображение1" text:anchor-type="as-char" svg:width="0.399cm" svg:height="0.399cm" draw:z-index="1"><draw:image xlink:href="Pictures/100002010000000C0000000CE7BDFD70.png" xlink:type="simple" xlink:show="embed" xlink:actuate="onLoad"/></draw:frame></draw:a>. <text:a xlink:type="simple" xlink:href="https://ru.wikipedia.org/wiki/Просвещение" text:style-name="Internet_20_link" text:visited-style-name="Visited_20_Internet_20_Link">Просветитель</text:a>, <text:a xlink:type="simple" xlink:href="https://ru.wikipedia.org/wiki/Публицистика" text:style-name="Internet_20_link" text:visited-style-name="Visited_20_Internet_20_Link">публицист</text:a>, <text:a xlink:type="simple" xlink:href="https://ru.wikipedia.org/wiki/Религия" text:style-name="Internet_20_link" text:visited-style-name="Visited_20_Internet_20_Link">религиозный</text:a> <text:a xlink:type="simple" xlink:href="https://ru.wikipedia.org/wiki/Философ" text:style-name="Internet_20_link" text:visited-style-name="Visited_20_Internet_20_Link">мыслитель</text:a>, его авторитетное мнение послужило причиной возникновения нового религиозно-нравственного течения — <text:a xlink:type="simple" xlink:href="https://ru.wikipedia.org/wiki/Толстовство" text:style-name="Internet_20_link" text:visited-style-name="Visited_20_Internet_20_Link">толстовства</text:a><draw:a xlink:type="simple" xlink:href="https://ru.wikipedia.org/wiki/Толстой,_Лев_Николаевич#.D0.A4.D0.B8.D0.BB.D0.BE.D1.81.D0.BE.D1.84.D0.B8.D1.8F"><draw:frame draw:style-name="fr1" draw:name="Изображение2" text:anchor-type="as-char" svg:width="0.399cm" svg:height="0.399cm" draw:z-index="2"><draw:image xlink:href="Pictures/100002010000000C0000000CE7BDFD70.png" xlink:type="simple" xlink:show="embed" xlink:actuate="onLoad"/></draw:frame></draw:a>. <text:a xlink:type="simple" xlink:href="https://ru.wikipedia.org/wiki/Член-корреспондент" text:style-name="Internet_20_link" text:visited-style-name="Visited_20_Internet_20_Link">Член-корреспондент</text:a> <text:a xlink:type="simple" xlink:href="https://ru.wikipedia.org/wiki/Санкт-Петербургская_академия_наук" text:style-name="Internet_20_link" text:visited-style-name="Visited_20_Internet_20_Link">Императорской Академии наук</text:a> (<text:a xlink:type="simple" xlink:href="https://ru.wikipedia.org/wiki/1873_год" text:style-name="Internet_20_link" text:visited-style-name="Visited_20_Internet_20_Link">1873</text:a>), почётный <text:a xlink:type="simple" xlink:href="https://ru.wikipedia.org/wiki/Академик" text:style-name="Internet_20_link" text:visited-style-name="Visited_20_Internet_20_Link">академик</text:a> по разряду изящной словесности (<text:a xlink:type="simple" xlink:href="https://ru.wikipedia.org/wiki/1900-е" text:style-name="Internet_20_link" text:visited-style-name="Visited_20_Internet_20_Link">1900</text:a>)<text:bookmark text:name="cite_ref-.D0.9A.D0.BE.D0.BB.D1.8C.D0.B5.D1.80_6-0"/><text:a xlink:type="simple" xlink:href="https://ru.wikipedia.org/wiki/Толстой,_Лев_Николаевич#cite_note-.D0.9A.D0.BE.D0.BB.D1.8C.D0.B5.D1.80-6" text:style-name="Internet_20_link" text:visited-style-name="Visited_20_Internet_20_Link">[5]</text:a>.</text:p>
      <text:p text:style-name="P6"><text:span text:style-name="T1">{{NAME}}</text:span><text:span text:style-name="T2"> </text:span></text:p>
      <text:p text:style-name="P7"><text:span text:style-name="T1">{{</text:span><text:span text:style-name="T3">AGE</text:span><text:span text:style-name="T1">}}</text:span><text:span text:style-name="T2"> </text:span></text:p>
      <text:p text:style-name="P7"><text:span text:style-name="T1">{{</text:span><text:span text:style-name="T3">keywords</text:span><text:span text:style-name="T1">}}</text:span><text:span text:style-name="T2"> </text:span></text:p>
      <text:p text:style-name="P4"><text:text-input text:description="Это Input">{{PLACE-NAME}}</text:text-input> </text:p>
      <text:p text:style-name="P5"><text:placeholder text:placeholder-type="text" text:description="Это Placeholder">&lt;Подстановка&gt;</text:placeholder></text:p>
      <text:p text:style-name="P5"><text:user-field-get text:name="Полепользователя">[TODAYS_DATE]</text:user-field-get></text:p>
      <text:p text:style-name="Text_20_body">Писатель, ещё при жизни признанный главой русской литературы.<text:bookmark text:name="cite_ref-.D0.91.D0.A1.D0.AD.E2.80.941977.E2.80.94.E2.80.94_7-0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 Творчество Льва Толстого ознаменовало новый этап в русском и мировом <text:a xlink:type="simple" xlink:href="https://ru.wikipedia.org/wiki/Реализм_%28литература%29" text:style-name="Internet_20_link" text:visited-style-name="Visited_20_Internet_20_Link">реализме</text:a>, выступив мостом между классическим романом XIX века и литературой XX века. Лев Толстой оказал сильное влияние<draw:a xlink:type="simple" xlink:href="https://ru.wikipedia.org/wiki/Толстой,_Лев_Николаевич#.D0.97.D0.BD.D0.B0.D1.87.D0.B5.D0.BD.D0.B8.D0.B5_.D0.B8_.D0.B2.D0.BB.D0.B8.D1.8F.D0.BD.D0.B8.D0.B5_.D1.82.D0.B2.D0.BE.D1.80.D1.87.D0.B5.D1.81.D1.82.D0.B2.D0.B0_.D0.A2.D0.BE.D0.BB.D1.81.D1.82.D0.BE.D0.B3.D0.BE"><draw:frame draw:style-name="fr1" draw:name="Изображение3" text:anchor-type="as-char" svg:width="0.399cm" svg:height="0.399cm" draw:z-index="0"><draw:image xlink:href="Pictures/100002010000000C0000000CE7BDFD70.png" xlink:type="simple" xlink:show="embed" xlink:actuate="onLoad"/></draw:frame></draw:a> на эволюцию европейского <text:a xlink:type="simple" xlink:href="https://ru.wikipedia.org/wiki/Гуманизм" text:style-name="Internet_20_link" text:visited-style-name="Visited_20_Internet_20_Link">гуманизма</text:a>, а также на развитие реалистических традиций в мировой литературе. Произведения Льва Толстого многократно <text:a xlink:type="simple" xlink:href="https://ru.wikipedia.org/wiki/Экранизации_произведений_Льва_Толстого" text:style-name="Internet_20_link" text:visited-style-name="Visited_20_Internet_20_Link">экранизировались</text:a> и инсценировались в <text:a xlink:type="simple" xlink:href="https://ru.wikipedia.org/wiki/СССР" text:style-name="Internet_20_link" text:visited-style-name="Visited_20_Internet_20_Link">СССР</text:a> и за рубежом; его пьесы ставились на сценах всего мира<text:bookmark text:name="cite_ref-.D0.91.D0.A1.D0.AD.E2.80.941977.E2.80.94.E2.80.94_7-1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.</text:p>
      <text:p text:style-name="Text_20_body">Наиболее известны такие <text:a xlink:type="simple" xlink:href="https://ru.wikipedia.org/wiki/Библиография_Льва_Толстого" text:style-name="Internet_20_link" text:visited-style-name="Visited_20_Internet_20_Link">произведения Толстого</text:a>, как романы «<text:a xlink:type="simple" xlink:href="https://ru.wikipedia.org/wiki/Война_и_мир" text:style-name="Internet_20_link" text:visited-style-name="Visited_20_Internet_20_Link">Война и мир</text:a>», «<text:a xlink:type="simple" xlink:href="https://ru.wikipedia.org/wiki/Анна_Каренина" text:style-name="Internet_20_link" text:visited-style-name="Visited_20_Internet_20_Link">Анна Каренина</text:a>», «<text:a xlink:type="simple" xlink:href="https://ru.wikipedia.org/wiki/Воскресение_%28роман%29" text:style-name="Internet_20_link" text:visited-style-name="Visited_20_Internet_20_Link">Воскресение</text:a>», автобиографическая<text:bookmark text:name="cite_ref-.D0.AD.D0.A1.D0.91.D0.95_8-0"/><text:a xlink:type="simple" xlink:href="https://ru.wikipedia.org/wiki/Толстой,_Лев_Николаевич#cite_note-.D0.AD.D0.A1.D0.91.D0.95-8" text:style-name="Internet_20_link" text:visited-style-name="Visited_20_Internet_20_Link">[7]</text:a><text:bookmark text:name="cite_ref-.D0.91.D0.A1.D0.AD.E2.80.941977.E2.80.94.E2.80.94_7-2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 трилогия «<text:a xlink:type="simple" xlink:href="https://ru.wikipedia.org/wiki/Детство_%28повесть_Л._Толстого%29" text:style-name="Internet_20_link" text:visited-style-name="Visited_20_Internet_20_Link">Детство</text:a>», «<text:a xlink:type="simple" xlink:href="https://ru.wikipedia.org/wiki/Отрочество_%28повесть%29" text:style-name="Internet_20_link" text:visited-style-name="Visited_20_Internet_20_Link">Отрочество</text:a>», «<text:a xlink:type="simple" xlink:href="https://ru.wikipedia.org/wiki/Юность_%28повесть%29" text:style-name="Internet_20_link" text:visited-style-name="Visited_20_Internet_20_Link">Юность</text:a>»<text:bookmark text:name="cite_ref-9"/><text:a xlink:type="simple" xlink:href="https://ru.wikipedia.org/wiki/Толстой,_Лев_Николаевич#cite_note-9" text:style-name="Internet_20_link" text:visited-style-name="Visited_20_Internet_20_Link">[К 2]</text:a>, повести «<text:a xlink:type="simple" xlink:href="https://ru.wikipedia.org/wiki/Казаки_%28повесть%29" text:style-name="Internet_20_link" text:visited-style-name="Visited_20_Internet_20_Link">Казаки</text:a>», «<text:a xlink:type="simple" xlink:href="https://ru.wikipedia.org/wiki/Смерть_Ивана_Ильича" text:style-name="Internet_20_link" text:visited-style-name="Visited_20_Internet_20_Link">Смерть Ивана Ильича</text:a>», «<text:a xlink:type="simple" xlink:href="https://ru.wikipedia.org/wiki/Крейцерова_соната_%28повесть%29" text:style-name="Internet_20_link" text:visited-style-name="Visited_20_Internet_20_Link">Крейцерова соната</text:a>», «<text:a xlink:type="simple" xlink:href="https://ru.wikipedia.org/wiki/Хаджи-Мурат_%28повесть%29" text:style-name="Internet_20_link" text:visited-style-name="Visited_20_Internet_20_Link">Хаджи-Мурат</text:a>», цикл очерков «<text:a xlink:type="simple" xlink:href="https://ru.wikipedia.org/wiki/Севастопольские_рассказы" text:style-name="Internet_20_link" text:visited-style-name="Visited_20_Internet_20_Link">Севастопольские рассказы</text:a>», драмы «<text:a xlink:type="simple" xlink:href="https://ru.wikipedia.org/wiki/Живой_труп_%28пьеса%29" text:style-name="Internet_20_link" text:visited-style-name="Visited_20_Internet_20_Link">Живой труп</text:a>» и «<text:a xlink:type="simple" xlink:href="https://ru.wikipedia.org/wiki/Власть_тьмы_%28пьеса%29" text:style-name="Internet_20_link" text:visited-style-name="Visited_20_Internet_20_Link">Власть тьмы</text:a>», автобиографические религиозно-философские произведения «<text:a xlink:type="simple" xlink:href="https://ru.wikipedia.org/wiki/Исповедь_%28Лев_Николаевич_Толстой%29" text:style-name="Internet_20_link" text:visited-style-name="Visited_20_Internet_20_Link">Исповедь</text:a>» и «<text:a xlink:type="simple" xlink:href="https://ru.wikipedia.org/wiki/В_чём_моя_вера%3F" text:style-name="Internet_20_link" text:visited-style-name="Visited_20_Internet_20_Link">В чём моя вера?</text:a>» и др.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1  </meta:initial-creator>
    <meta:creation-date>2015-08-26T23:20:12.360695892</meta:creation-date>
    <dc:date>2015-10-23T14:08:16.983000000</dc:date>
    <meta:editing-duration>PT11H49M52S</meta:editing-duration>
    <meta:editing-cycles>27</meta:editing-cycles>
    <meta:generator>LibreOffice/5.0.1.2$Windows_x86 LibreOffice_project/81898c9f5c0d43f3473ba111d7b351050be20261</meta:generator>
    <meta:document-statistic meta:table-count="0" meta:image-count="3" meta:object-count="0" meta:page-count="1" meta:paragraph-count="9" meta:word-count="191" meta:character-count="1590" meta:non-whitespace-character-count="1402"/>
  </office:meta>
</office:document-meta>
</file>